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4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5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6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7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38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2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3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4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5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6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7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798577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1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52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3"><text:span text:style-name="T5">Also checked:</text:span><text:tab/>Commentary <text:span text:style-name="T3">input and </text:span>readout</text:p>
      <text:p text:style-name="P33"><text:tab/><text:tab/><text:tab/>User project reset</text:p>
      <text:p text:style-name="P33"><text:tab/><text:tab/><text:tab/>Intensity control</text:p>
      <text:p text:style-name="P33"><text:tab/><text:tab/><text:tab/>Recal_328_using_crystal.ino.standard</text:p>
      <text:p text:style-name="P33"><text:tab/><text:tab/><text:tab/>cal_one_wire_comms.ino.standard</text:p>
      <text:p text:style-name="P33"/>
      <text:p text:style-name="P33">PRN_16bit_GEN(<text:span text:style-name="T4">) and bootloader\1_Random_pattern_generator</text:span></text:p>
      <text:p text:style-name="P35">both write to one of 3 pairs of EEPROM registers</text:p>
      <text:p text:style-name="P36">Press E at p/r/t/D prompt to change <text:s/>EEPROM register pair </text:p>
      <text:p text:style-name="P36"/>
      <text:p text:style-name="P2">2_Receiver_Transmitter_Basic</text:p>
      <text:p text:style-name="P36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7">3A_UART_timer_interrupts<text:tab/><text:tab/><text:span text:style-name="T7">Recompiled<text:tab/>OK</text:span></text:p>
      <text:p text:style-name="P38">3B_Pin_Change_Interrupt<text:tab/><text:tab/><text:span text:style-name="T7">Recompiled<text:tab/>OK</text:span></text:p>
      <text:p text:style-name="P39">3C_reaction_time_tester<text:tab/><text:tab/><text:span text:style-name="T7">Recompiled<text:tab/>OK</text:span></text:p>
      <text:p text:style-name="P40">3D_timer_PCI_interrupts<text:tab/><text:tab/><text:span text:style-name="T7">Recompiled<text:tab/>OK</text:span></text:p>
      <text:p text:style-name="P41">3E_Keypress_logger<text:tab/><text:tab/><text:tab/><text:span text:style-name="T7">Recompiled<text:tab/>OK</text:span></text:p>
      <text:p text:style-name="P34">3F_Prime_numbers<text:tab/><text:span text:style-name="T8"><text:tab/><text:tab/>Recompiled<text:tab/>OK</text:span></text:p>
      <text:p text:style-name="P33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/text:span></text:p>
      <text:p text:style-name="P31">5D_Pie_estimator<text:tab/><text:tab/>Pie_estimator<text:tab/><text:tab/><text:tab/><text:span text:style-name="T11">Recompiled</text:span></text:p>
      <text:p text:style-name="P31">5E_e_power_series<text:tab/><text:tab/><text:span text:style-name="T11">Calculate power(A,B)<text:tab/><text:tab/>Recompiled</text:span></text:p>
      <text:p text:style-name="P31">5F_Trig_functions<text:tab/><text:tab/><text:span text:style-name="T11">New project<text:tab/><text:tab/><text:tab/>Recompiled</text:span></text:p>
      <text:p text:style-name="P18"/>
      <text:p text:style-name="P52"/>
      <text:p text:style-name="P13">Bug<text:span text:style-name="T18">s</text:span> found in Arduino_Rx_Tx.<text:span text:style-name="T18">c</text:span></text:p>
      <text:p text:style-name="P14">Bug 1</text:p>
      <text:p text:style-name="P43">Int_Num_from_PC_A() for /b keypress. <text:s/></text:p>
      <text:p text:style-name="P30">Sc_Num_from_PC_A<text:span text:style-name="T12">() with \b keypresses</text:span></text:p>
      <text:p text:style-name="P30"/>
      <text:p text:style-name="P42"><text:span text:style-name="T12">For example </text:span>12345\b6 comes to a halt and times out</text:p>
      <text:p text:style-name="P44">Also 1mS delay increased to 10mS</text:p>
      <text:p text:style-name="P44"/>
      <text:p text:style-name="P12">Bug_<text:span text:style-name="T14">2</text:span> found in Sc_Num_to_PC_A<text:span text:style-name="T14">()</text:span></text:p>
      <text:p text:style-name="P45">Fails for Sc_Num_to_PC_A(Result,0,6,'\r');<text:tab/><text:tab/>The 0 must be at least 1</text:p>
      <text:p text:style-name="P44"/>
      <text:p text:style-name="P46">Bug<text:span text:style-name="T15">s</text:span> <text:span text:style-name="T21">partially </text:span>fixed </text:p>
      <text:p text:style-name="P46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7"/>
      <text:p text:style-name="P47">6A_Segment_driver<text:tab/><text:tab/><text:tab/><text:tab/><text:tab/><text:tab/><text:tab/><text:span text:style-name="T19">Recompiled </text:span></text:p>
      <text:p text:style-name="P49">6B_Segment_driver<text:tab/><text:tab/><text:tab/><text:tab/><text:tab/><text:tab/><text:tab/><text:span text:style-name="T19">Recompiled </text:span></text:p>
      <text:p text:style-name="P49">6C_Numerical_entry<text:tab/><text:tab/><text:tab/><text:tab/><text:tab/><text:tab/><text:tab/><text:span text:style-name="T19">Recompiled </text:span></text:p>
      <text:p text:style-name="P50">6D_INT_to_display<text:tab/><text:tab/><text:span text:style-name="T19">Updated to Running averages<text:tab/>Recompiled</text:span></text:p>
      <text:p text:style-name="P50">6E_FPN_to_display<text:tab/><text:tab/><text:span text:style-name="T16">Updated to power series<text:tab/><text:tab/>Recompiled</text:span></text:p>
      <text:p text:style-name="P50">6F_FPN_from_IO<text:tab/><text:tab/><text:span text:style-name="T19">Updated to power series<text:tab/><text:tab/>Recompiled</text:span></text:p>
      <text:p text:style-name="P50">6G_INT_from_IO<text:tab/><text:tab/><text:span text:style-name="T20">Updated geometric series<text:tab/><text:tab/>Recompiled</text:span></text:p>
      <text:p text:style-name="P50">6H_calculator<text:tab/><text:tab/><text:tab/><text:span text:style-name="T20">New project<text:tab/><text:tab/><text:tab/><text:tab/>Recompiled</text:span></text:p>
      <text:p text:style-name="P48"/>
      <text:p text:style-name="P11"/>
      <text:p text:style-name="P11"/>
      <text:p text:style-name="P11"/>
      <text:p text:style-name="P11"/>
      <text:p text:style-name="P11"><text:soft-page-break/></text:p>
      <text:p text:style-name="P11">In Arduino_Rx_Tx.c </text:p>
      <text:p text:style-name="P11">void Sc_Num_to_PC_A(float, char, char, char) updated as below</text:p>
      <text:p text:style-name="P51"/>
      <text:p text:style-name="P53">if(pre_dp){</text:p>
      <text:p text:style-name="P53">while(--pre_dp){A = A*10;}<text:tab/><text:tab/><text:tab/><text:tab/><text:tab/><text:tab/><text:tab/><text:tab/><text:tab/><text:tab/>//Convert FPN to Scientific format (real + exponent)</text:p>
      <text:p text:style-name="P53">while (num &gt;= A){num = num/10.0; Exp += 1;}</text:p>
      <text:p text:style-name="P53">while (num &lt;= A){num = num*10.0; Exp -= 1;}}</text:p>
      <text:p text:style-name="P58"><text:span text:style-name="T17">In 6F_FPN_from_IO and</text:span> 6H_Calculator</text:p>
      <text:p text:style-name="P57">float FPN_number_from_IO(void) updated as below</text:p>
      <text:p text:style-name="P48"/>
      <text:p text:style-name="P54">dp_control = 0;</text:p>
      <text:p text:style-name="P54">exp_control = 0;</text:p>
      <text:p text:style-name="P54">neg_sign = 0;</text:p>
      <text:p text:style-name="P55">scroll_control = 0;</text:p>
      <text:p text:style-name="P56"/>
      <text:p text:style-name="P56"/>
      <text:p text:style-name="P48"/>
      <text:p text:style-name="P48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5T07:30:01.318000000</dc:date>
    <meta:editing-duration>PT13H11M33S</meta:editing-duration>
    <meta:editing-cycles>72</meta:editing-cycles>
    <meta:document-statistic meta:table-count="0" meta:image-count="0" meta:object-count="0" meta:page-count="3" meta:paragraph-count="91" meta:word-count="368" meta:character-count="3036" meta:non-whitespace-character-count="2646"/>
  </office:meta>
</office:document-meta>
</file>